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3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000000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="Arrowheads_20_3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413cm" svg:x="12.416cm" svg:y="23.4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445cm" svg:height="1.016cm" svg:x="12.416cm" svg:y="2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0.636cm" svg:x="12.416cm" svg:y="25.1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1.43cm" svg:height="4.445cm" svg:x="4.669cm" svg:y="3.588cm">
          <text:p text:style-name="P1">PhoneBookServiceImpl.java</text:p>
          <text:p text:style-name="P1">&lt;&lt;service implementation&gt;&gt;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8.763cm" svg:height="4.445cm" svg:x="6.009cm" svg:y="10.192cm">
          <text:p text:style-name="P1">PhoneBookService</text:p>
          <text:p text:style-name="P1">&lt;&lt;interface&gt;&gt;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384cm" svg:y1="8.033cm" svg:x2="10.39cm" svg:y2="10.192cm" draw:start-shape="id1" draw:end-shape="id2" draw:end-glue-point="0" svg:d="m10384 8033v1079h6v1080" svg:viewBox="0 0 7 2160">
          <text:p/>
        </draw:connector>
        <draw:custom-shape draw:style-name="gr4" draw:text-style-name="P1" xml:id="id3" draw:id="id3" draw:layer="layout" svg:width="6.477cm" svg:height="2.667cm" svg:x="4.669cm" svg:y="16.288cm">
          <text:p text:style-name="P1">Person.java</text:p>
          <text:p text:style-name="P1">&lt;&lt;Entity&gt;&gt;</text:p>
          <text:p text:style-name="P1">&lt;&lt;JSON&gt;&gt;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477cm" svg:height="2.667cm" svg:x="4.669cm" svg:y="20.352cm">
          <text:p text:style-name="P1">PhoneNumber.java</text:p>
          <text:p text:style-name="P1">&lt;&lt;Entity&gt;&gt;</text:p>
          <text:p text:style-name="P1">&lt;&lt;JSON&gt;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907cm" svg:y1="18.955cm" svg:x2="7.907cm" svg:y2="20.352cm" draw:start-shape="id3" draw:end-shape="id4" svg:d="m7907 18955v1397" svg:viewBox="0 0 1 1398">
          <text:p/>
        </draw:connector>
        <draw:connector draw:style-name="gr8" draw:text-style-name="P1" draw:layer="layout" svg:x1="16.099cm" svg:y1="5.81cm" svg:x2="11.146cm" svg:y2="17.621cm" draw:start-shape="id1" draw:start-glue-point="1" draw:end-shape="id3" svg:d="m16099 5810h501v11811h-5454" svg:viewBox="0 0 5455 11812">
          <text:p/>
        </draw:connector>
        <draw:connector draw:style-name="gr8" draw:text-style-name="P1" draw:layer="layout" svg:x1="16.099cm" svg:y1="5.81cm" svg:x2="11.146cm" svg:y2="21.685cm" draw:start-shape="id1" draw:start-glue-point="1" draw:end-shape="id4" draw:end-glue-point="1" svg:d="m16099 5810h501v15875h-5454" svg:viewBox="0 0 5455 15876">
          <text:p/>
        </draw:connector>
        <draw:custom-shape draw:style-name="gr2" draw:text-style-name="P1" xml:id="id5" draw:id="id5" draw:layer="layout" svg:width="4.445cm" svg:height="1.016cm" svg:x="12.416cm" svg:y="22.8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" xml:id="id7" draw:id="id7" draw:layer="layout" draw:line-skew="0.502cm" svg:x1="12.416cm" svg:y1="23.4cm" svg:x2="12.416cm" svg:y2="25.813cm" draw:start-shape="id5" draw:start-glue-point="6" draw:end-shape="id6" svg:d="m12416 23400v0 2413 0" svg:viewBox="0 0 1 2414">
          <text:p/>
        </draw:connector>
        <draw:connector draw:style-name="gr9" draw:text-style-name="P1" draw:layer="layout" draw:line-skew="-0.501cm" svg:x1="16.861cm" svg:y1="23.4cm" svg:x2="16.861cm" svg:y2="25.813cm" draw:start-shape="id5" draw:start-glue-point="10" draw:end-shape="id6" draw:end-glue-point="10" svg:d="m16861 23400v0 2413 0" svg:viewBox="0 0 1 2414">
          <text:p/>
        </draw:connector>
        <draw:frame draw:style-name="gr10" draw:layer="layout" svg:width="1.383cm" svg:height="0.962cm" svg:x="14.001cm" svg:y="24.47cm">
          <draw:text-box>
            <text:p>DB</text:p>
          </draw:text-box>
        </draw:frame>
        <draw:connector draw:style-name="gr11" draw:text-style-name="P1" draw:layer="layout" svg:x1="7.907cm" svg:y1="23.019cm" svg:x2="12.416cm" svg:y2="24.606cm" draw:start-shape="id4" draw:start-glue-point="2" draw:end-shape="id7" draw:end-glue-point="0" svg:d="m7907 23019v1587h4509" svg:viewBox="0 0 4510 1588">
          <text:p/>
        </draw:connector>
        <draw:connector draw:style-name="gr11" draw:text-style-name="P1" draw:layer="layout" svg:x1="4.669cm" svg:y1="17.621cm" svg:x2="12.416cm" svg:y2="24.606cm" draw:start-shape="id3" draw:start-glue-point="3" draw:end-shape="id7" draw:end-glue-point="0" svg:d="m4669 17621h-502v6985h8249" svg:viewBox="0 0 8250 69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3000 6000" svg:d="m1500 0 1500 3000-1500 3000-1500-3000zm0 447-1276 2553 1276 2553 1276-25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1T15:50:43.523288439</meta:creation-date>
    <meta:generator>LibreOffice/4.1.3.2$Linux_X86_64 LibreOffice_project/410m0$Build-2</meta:generator>
    <dc:date>2014-02-24T09:40:26.705658957</dc:date>
    <meta:editing-duration>PT35M54S</meta:editing-duration>
    <meta:editing-cycles>30</meta:editing-cycles>
    <meta:document-statistic meta:object-count="17"/>
  </office:meta>
</office:document-meta>
</file>